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1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3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4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15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1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1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1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Software Engineering II</text:p>
      <text:p text:style-name="P1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9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9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9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9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9">ALL</text:p>
          </table:table-cell>
          <table:table-cell table:style-name="Table1.B2" office:value-type="string">
            <text:p text:style-name="P3">Sprint 3 was completed successfully.</text:p>
            <text:p text:style-name="P3">Comments:</text:p>
            <text:p text:style-name="P3">1. Add warnings during delete</text:p>
            <text:p text:style-name="P3">2. Remove toast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Apr 01</text:p>
            <text:p text:style-name="P3"><text:soft-page-break/>Apr 03</text:p>
          </table:table-cell>
          <table:table-cell table:style-name="Table1.B10" table:number-columns-spanned="3" office:value-type="string">
            <text:p text:style-name="P9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9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3">1. Edit subject title</text:p>
            <text:p text:style-name="P3">2. Edit note title</text:p>
            <text:p text:style-name="P3">3. Edit note content</text:p>
            <text:p text:style-name="P3"/>
          </table:table-cell>
          <table:table-cell table:style-name="Table1.B2" office:value-type="string">
            <text:p text:style-name="P9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3">1. Add Task</text:p>
          </table:table-cell>
          <table:table-cell table:style-name="Table1.B2" office:value-type="string">
            <text:p text:style-name="P9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3">1.Complete Task</text:p>
          </table:table-cell>
          <table:table-cell table:style-name="Table1.B2" office:value-type="string">
            <text:p text:style-name="P9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9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8">Expected Number of Sprint Commits: 13</text:p>
      <text:p text:style-name="P16">Expected Number of Code Reviews: 13</text:p>
      <text:p text:style-name="P16">Expected Number of Software Release: 2 (Alpha and Beta)<office:annotation><dc:date>2015-01-27T13:39:14.53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5T21:18:30.44</dc:date>
    <meta:editing-duration>PT3H4M15S</meta:editing-duration>
    <meta:editing-cycles>33</meta:editing-cycles>
    <meta:generator>OpenOffice.org/3.4.1$Win32 OpenOffice.org_project/341m1$Build-9593</meta:generator>
    <meta:document-statistic meta:table-count="1" meta:image-count="0" meta:object-count="0" meta:page-count="3" meta:paragraph-count="112" meta:word-count="343" meta:character-count="1881"/>
  </office:meta>
</office:document-meta>
</file>